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019" officeooo:paragraph-rsid="00187019"/>
    </style:style>
    <style:style style:name="P2" style:family="paragraph" style:parent-style-name="Standard">
      <style:text-properties officeooo:rsid="00187019" officeooo:paragraph-rsid="001a11ab"/>
    </style:style>
    <style:style style:name="P3" style:family="paragraph" style:parent-style-name="Standard">
      <style:text-properties officeooo:rsid="00187019" officeooo:paragraph-rsid="001aae3a"/>
    </style:style>
    <style:style style:name="P4" style:family="paragraph" style:parent-style-name="Standard">
      <style:text-properties officeooo:rsid="00188979" officeooo:paragraph-rsid="00188979"/>
    </style:style>
    <style:style style:name="P5" style:family="paragraph" style:parent-style-name="Standard">
      <style:text-properties officeooo:rsid="00188979" officeooo:paragraph-rsid="001a11ab"/>
    </style:style>
    <style:style style:name="P6" style:family="paragraph" style:parent-style-name="Standard">
      <style:text-properties officeooo:rsid="00188979" officeooo:paragraph-rsid="001aae3a"/>
    </style:style>
    <style:style style:name="P7" style:family="paragraph" style:parent-style-name="Standard">
      <style:text-properties officeooo:rsid="001aae3a" officeooo:paragraph-rsid="001d16f6"/>
    </style:style>
    <style:style style:name="T1" style:family="text">
      <style:text-properties officeooo:rsid="001a11ab"/>
    </style:style>
    <style:style style:name="T2" style:family="text">
      <style:text-properties officeooo:rsid="001a2210"/>
    </style:style>
    <style:style style:name="T3" style:family="text">
      <style:text-properties officeooo:rsid="001aa19a"/>
    </style:style>
    <style:style style:name="T4" style:family="text">
      <style:text-properties officeooo:rsid="001bc7ff"/>
    </style:style>
    <style:style style:name="T5" style:family="text">
      <style:text-properties officeooo:rsid="001c2cfc"/>
    </style:style>
    <style:style style:name="T6" style:family="text">
      <style:text-properties officeooo:rsid="001d1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ingle-use plastic is an unsustainable habit. Every bottle we trash turns a little bit more of this great country into landfill. For the last two years Green Ellipsis has </text:span>been <text:span text:style-name="T2">dedicated to creating </text:span>open-source tools to upcycle plastic beverage bottles into 3D printer filament. Last year we sponsored a Senior Design Team from the University of North Florida (UNF) who developed the <text:span text:style-name="T1">innovative</text:span> bottle cutter <text:span text:style-name="T1">you see in</text:span> this video. </text:p>
      <text:p text:style-name="P1"/>
      <text:p text:style-name="P6">Today, we're excited to invest in another group of talented young engineers who are taking on the number one unsolved challenge in <text:span text:style-name="T5">two-liter beverage</text:span> bottle recycling. While each bottle can produce about 10 meters of printer filament, the typical requirement is 300 meters. The splicing of <text:span text:style-name="T5">this type of</text:span> plastic is a formidable challenge, but we believe in the potential of this team to find a reliable solution. However, success is not guaranteed, and the quality of their tools significantly impacts their chances.</text:p>
      <text:p text:style-name="P1"/>
      <text:p text:style-name="P2">During the COVID crisis, <text:span text:style-name="T3">y</text:span>our <text:span text:style-name="T3">generous </text:span>donations enabled us to <text:span text:style-name="T3">3D print </text:span>and ship <text:span text:style-name="T1">hundreds of face shields to </text:span>Jacksonville, <text:span text:style-name="T3">New York, and even </text:span>Manila. <text:span text:style-name="T3">You made these life-protecting deliveries possible.</text:span></text:p>
      <text:p text:style-name="P2"/>
      <text:p text:style-name="P5"><text:span text:style-name="T3">Now we need</text:span> $1000 <text:span text:style-name="T2">for materials to build the prototype splicer</text:span>, and $1000 for an education grant to cover lab, machine shop, and other Senior Design program expenses.</text:p>
      <text:p text:style-name="P4"/>
      <text:p text:style-name="P3"><text:span text:style-name="T2">This morning I saw a headline that read “Welcome to the First Sustainable Generation” and I realized that not only does Green Ellipsis share this dream, but together we will create the tools to make it happen.</text:span></text:p>
      <text:p text:style-name="P4"><text:s/></text:p>
      <text:p text:style-name="P7">Please <text:span text:style-name="T6">donate and share this with your friends in the Sustainable Generation.</text:span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22:35:52.276000000</meta:creation-date>
    <dc:date>2023-09-26T22:23:04.160000000</dc:date>
    <meta:editing-duration>PT3H58M10S</meta:editing-duration>
    <meta:editing-cycles>1</meta:editing-cycles>
    <meta:document-statistic meta:table-count="0" meta:image-count="0" meta:object-count="0" meta:page-count="1" meta:paragraph-count="7" meta:word-count="261" meta:character-count="1600" meta:non-whitespace-character-count="1343"/>
    <meta:generator>LibreOffice/6.2.5.2$Windows_X86_64 LibreOffice_project/1ec314fa52f458adc18c4f025c545a4e8b22c159</meta:generator>
  </office:meta>
</office:document-meta>
</file>